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6621" style:font-name="arial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e erfolgt die <text:s/>Übergabe der Daten von Client zum Server mit dem HTTP-GET Befehl?</text:p>
      <text:p text:style-name="Standard">Es wird eine TCP Verbindung hergestellt über den Port 80 und der Client schickt eine HTTP Anfrage mit GET, darauf hin antwortet der Server mit einer entsprechenden Antwort</text:p>
      <text:p text:style-name="Standard"/>
      <text:p text:style-name="Standard">GET //URL HTTP/1.1<text:line-break/>Accept: MIME-Typen(text/html, ...); QUALITÄTSANSPRUCH (q=0.9)<text:line-break/>USER-Agent: ANGABEN BROWSER (Mozilla/4.0)<text:line-break/>Accept-Language: Sprache (en; q=0.5, ...)</text:p>
      <text:p text:style-name="Standard"/>
      <text:p text:style-name="Standard"/>
      <text:p text:style-name="Standard">Nennen Sie die wichtigsten Quelle für Web-Standards</text:p>
      <text:p text:style-name="P1"><text:span text:style-name="T1">- </text:span><text:a xlink:type="simple" xlink:href="https://www.w3.org/" text:style-name="Internet_20_link" text:visited-style-name="Visited_20_Internet_20_Link">https://www.w3.org/</text:a> </text:p>
      <text:p text:style-name="P1"/>
      <text:p text:style-name="P1"/>
      <text:p text:style-name="P1">7. Die Antwortkopfzeile zeigt den Respons Header und die Anfragekopfzeile zeigt den Request Hea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27S</meta:editing-duration>
    <meta:editing-cycles>4</meta:editing-cycles>
    <meta:generator>OpenOffice/4.1.3$Win32 OpenOffice.org_project/413m1$Build-9783</meta:generator>
    <dc:date>2018-04-17T11:37:28.41</dc:date>
    <meta:document-statistic meta:table-count="0" meta:image-count="0" meta:object-count="0" meta:page-count="1" meta:paragraph-count="6" meta:word-count="82" meta:character-count="588"/>
    <meta:user-defined meta:name="Info 1"/>
    <meta:user-defined meta:name="Info 2"/>
    <meta:user-defined meta:name="Info 3"/>
    <meta:user-defined meta:name="Info 4"/>
  </office:meta>
</office:document-meta>
</file>